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357d"/>
    </style:style>
    <style:style style:name="T1" style:family="text">
      <style:text-properties fo:language="es" fo:country="ES"/>
    </style:style>
    <style:style style:name="T2" style:family="text">
      <style:text-properties officeooo:rsid="000f3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-start text:name="__DdeLink__0_2047388823"/>El objetivo de este proyecto es extraer información , fundamentalmente textos, de una web túristica para la explotación. Esta web contiene anuncios en los que se ofrecen descuentos para viajes y hoteles, y cada uno de ellas presenta información de ínteres (título, lugar, descripción, precio, descuento, etc).</text:p>
      <text:p text:style-name="Text_20_body"/>
      <text:p text:style-name="Text_20_body">El proceso se encuentra dividido en tres partes: </text:p>
      <text:p text:style-name="Text_20_body">- Extracción.</text:p>
      <text:p text:style-name="Text_20_body">- Almacenamiento.</text:p>
      <text:p text:style-name="Text_20_body">- Análisis. </text:p>
      <text:p text:style-name="Text_20_body"/>
      <text:p text:style-name="Text_20_body">La primera consiste en desarrollar una aplicación capaz de extraer datos de forma automatizada. Para ello se utiliza un framework llamado Scrapy, es simple y eficaz (cita) y permite exportar los resultados en diferentes formatos, entre ellos JSON.</text:p>
      <text:p text:style-name="Text_20_body"/>
      <text:p text:style-name="Text_20_body"><text:span text:style-name="T1">La segunda parte se basa en el almacenamiento de la información. Para ello se usa MongoDB, </text:span>una base de datos NoSQL,orientada a documentos. Estos documentos son almacenados en BSON, una representación binaria de JSON, lo que permite importar los resultados de la primera parte. </text:p>
      <text:p text:style-name="Text_20_body"/>
      <text:p text:style-name="P1">En la tercera parte anaizan y agrupan los datos (Clustering) en función de su contenido, para ello se emplea <text:span text:style-name="T2">la librería </text:span>S<text:span text:style-name="T2">ci-</text:span>klearn. <text:span text:style-name="T2">Previamente se usa Natural Language Tool Kit (nltk) <text:s/>y para</text:span> trocear el texto en palabras, eliminando información innecesaria como símbolos, saltos de línea, números, etc. Posteriormente Sklearn permite realizar el análisis sintáctico propiamente dicho: contar la cantidad de palabras, exptraer las palabras más reelevantes y clustering en función de parámetros deseados (contenido del texto, estrellas, lugar).</text:p>
      <text:p text:style-name="Text_20_body">Además del Clustering, se realiza una representación gráfica bidimensional del mismo y una agregación que incluye cálculo de la media de precios y descuentos, y las palabras más reelevantes en función del lugar y las estrellas,</text:p>
      <text:p text:style-name="Text_20_body"/>
      <text:p text:style-name="Text_20_body">Finalmente cabe destacar que el presente proyecto está desarrollado integramente en Python y con software de código abierto. <text:bookmark-end text:name="__DdeLink__0_20473888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9:09:33.285475301</meta:creation-date>
    <dc:date>2015-06-05T20:36:45.633842671</dc:date>
    <meta:editing-duration>PT4M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0" meta:word-count="275" meta:character-count="1819" meta:non-whitespace-character-count="1549"/>
  </office:meta>
</office:document-meta>
</file>